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style:font-size-asian="10pt" style:font-size-complex="10pt" loext:padding="0in" loext:border="none"/>
    </style:style>
    <style:style style:name="P2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officeooo:rsid="0007d651" officeooo:paragraph-rsid="0007d651" style:font-size-asian="10pt" style:font-size-complex="10pt" loext:padding="0in" loext:border="none"/>
    </style:style>
    <style:style style:name="P3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officeooo:rsid="00099bdb" officeooo:paragraph-rsid="00099bdb" style:font-size-asian="10pt" style:font-size-complex="10pt" loext:padding="0in" loext:border="none"/>
    </style:style>
    <style:style style:name="P4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officeooo:rsid="000a0a48" officeooo:paragraph-rsid="000a0a48" style:font-size-asian="10pt" style:font-size-complex="10pt" loext:padding="0in" loext:border="none"/>
    </style:style>
    <style:style style:name="P5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officeooo:rsid="000a6b7e" officeooo:paragraph-rsid="000a6b7e" style:font-size-asian="10pt" style:font-size-complex="10pt" loext:padding="0in" loext:border="none"/>
    </style:style>
    <style:style style:name="P6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officeooo:rsid="000cba99" officeooo:paragraph-rsid="000cba99" style:font-size-asian="10pt" style:font-size-complex="10pt" loext:padding="0in" loext:border="none"/>
    </style:style>
    <style:style style:name="P7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officeooo:rsid="00099bdb" officeooo:paragraph-rsid="00099bdb" style:font-size-asian="8.75pt" style:font-size-complex="10pt" loext:padding="0in" loext:border="none"/>
    </style:style>
    <style:style style:name="P8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language="en" fo:country="US" fo:font-style="normal" fo:font-weight="normal" officeooo:rsid="00099bdb" officeooo:paragraph-rsid="00099bdb" style:font-size-asian="10pt" style:font-size-complex="10pt" loext:padding="0in" loext:border="none"/>
    </style:style>
    <style:style style:name="P9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language="en" fo:country="US" fo:font-style="normal" fo:font-weight="normal" officeooo:rsid="000dc3e6" officeooo:paragraph-rsid="000dc3e6" style:font-size-asian="10pt" style:font-size-complex="10pt" loext:padding="0in" loext:border="none"/>
    </style:style>
    <style:style style:name="P10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language="en" fo:country="US" officeooo:paragraph-rsid="000cba99"/>
    </style:style>
    <style:style style:name="P11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10pt" fo:letter-spacing="normal" fo:font-style="normal" fo:font-weight="normal" style:font-size-asian="10pt" style:font-size-complex="10pt" loext:padding="0in" loext:border="none"/>
    </style:style>
    <style:style style:name="P12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fo:font-size="10pt" fo:letter-spacing="normal" style:font-size-asian="10pt" style:font-size-complex="10pt" loext:padding="0in" loext:border="none"/>
    </style:style>
    <style:style style:name="P13" style:family="paragraph" style:parent-style-name="Standard">
      <style:text-properties fo:font-size="10pt" officeooo:paragraph-rsid="000dc3e6" style:font-size-asian="10pt" style:font-size-complex="10pt"/>
    </style:style>
    <style:style style:name="T1" style:family="text">
      <style:text-properties style:font-name="Monaco" fo:font-style="normal" fo:font-weight="normal"/>
    </style:style>
    <style:style style:name="T2" style:family="text">
      <style:text-properties officeooo:rsid="0006ba3e"/>
    </style:style>
    <style:style style:name="T3" style:family="text">
      <style:text-properties officeooo:rsid="0006e2bb"/>
    </style:style>
    <style:style style:name="T4" style:family="text">
      <style:text-properties officeooo:rsid="0007d651"/>
    </style:style>
    <style:style style:name="T5" style:family="text">
      <style:text-properties officeooo:rsid="000a0a48"/>
    </style:style>
    <style:style style:name="T6" style:family="text">
      <style:text-properties fo:font-variant="normal" fo:text-transform="none" fo:color="#1d1c1d" style:font-name="Monaco" fo:font-size="10pt" fo:letter-spacing="normal" fo:font-style="normal" fo:font-weight="normal" officeooo:rsid="000b4584" style:font-size-asian="10pt" style:font-size-complex="10pt" loext:padding="0in" loext:border="none"/>
    </style:style>
    <style:style style:name="T7" style:family="text">
      <style:text-properties fo:font-variant="normal" fo:text-transform="none" fo:color="#1d1c1d" style:font-name="Monaco" fo:font-size="10pt" fo:letter-spacing="normal" fo:font-style="normal" fo:font-weight="normal" officeooo:rsid="000cba99" style:font-size-asian="10pt" style:font-size-complex="10pt" loext:padding="0in" loext:border="none"/>
    </style:style>
    <style:style style:name="T8" style:family="text">
      <style:text-properties fo:language="en" fo:country="US"/>
    </style:style>
    <style:style style:name="T9" style:family="text">
      <style:text-properties officeooo:rsid="000a6b7e"/>
    </style:style>
    <style:style style:name="T10" style:family="text">
      <style:text-properties officeooo:rsid="000dc3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nst message = 'hello';</text:p>
      <text:p text:style-name="P1">foo();</text:p>
      <text:p text:style-name="P11">function foo() {</text:p>
      <text:p text:style-name="P12"><text:s text:c="4"/><text:span text:style-name="T1">alert(message);</text:span></text:p>
      <text:p text:style-name="P1">}</text:p>
      <text:p text:style-name="P1">// <text:span text:style-name="T2">output is hello </text:span></text:p>
      <text:p text:style-name="P1">//Because function execute printing "hello" message on screen </text:p>
      <text:p text:style-name="P1">the passed message was" hello"</text:p>
      <text:p text:style-name="P1">===========================================================</text:p>
      <text:p text:style-name="P11">const message = 'hello';</text:p>
      <text:p text:style-name="P1">foo();</text:p>
      <text:p text:style-name="P11">function foo() {</text:p>
      <text:p text:style-name="P12"><text:s text:c="4"/><text:span text:style-name="T1">let message = 'hi'</text:span></text:p>
      <text:p text:style-name="P12"><text:s text:c="4"/><text:span text:style-name="T1">alert(message);</text:span></text:p>
      <text:p text:style-name="P1">}</text:p>
      <text:p text:style-name="P1">// <text:span text:style-name="T3">B</text:span>ecause the function(foo) that we called recently doesn't have any value between parentheses where we didn't do any thing using th<text:span text:style-name="T3">e</text:span> <text:s/>global variable that is called message</text:p>
      <text:p text:style-name="P1">===========================================================</text:p>
      <text:p text:style-name="P1">foo();</text:p>
      <text:p text:style-name="P1">const message = 'hello';</text:p>
      <text:p text:style-name="P11">function foo() {</text:p>
      <text:p text:style-name="P12"><text:s text:c="4"/><text:span text:style-name="T1">alert(message);</text:span></text:p>
      <text:p text:style-name="P1">}</text:p>
      <text:p text:style-name="P1">===========================================================</text:p>
      <text:p text:style-name="P1">foo();</text:p>
      <text:p text:style-name="P11">function foo() {</text:p>
      <text:p text:style-name="P12"><text:s text:c="4"/><text:span text:style-name="T1">alert(message);</text:span></text:p>
      <text:p text:style-name="P1">}</text:p>
      <text:p text:style-name="P1">var message = 'hello';</text:p>
      <text:p text:style-name="P1">//<text:span text:style-name="T4">undefined </text:span><text:s/></text:p>
      <text:p text:style-name="P2">Because We did not pass any value into function</text:p>
      <text:p text:style-name="P2">The definition of a global variable must be prior to calling a function</text:p>
      <text:p text:style-name="P2"/>
      <text:p text:style-name="P1"><text:soft-page-break/>===========================================================</text:p>
      <text:p text:style-name="P11">if (true) {</text:p>
      <text:p text:style-name="P12"><text:s text:c="4"/><text:span text:style-name="T1">let message = 'hello';</text:span></text:p>
      <text:p text:style-name="P1">}</text:p>
      <text:p text:style-name="P1">alert(message);</text:p>
      <text:p text:style-name="P3">//it will reduce an error </text:p>
      <text:p text:style-name="P8">Because “<text:span text:style-name="T5">let” is inside <text:s/>the block</text:span></text:p>
      <text:p text:style-name="P7"/>
      <text:p text:style-name="P1">===========================================================</text:p>
      <text:p text:style-name="P11">if (true) {</text:p>
      <text:p text:style-name="P12"><text:s text:c="4"/><text:span text:style-name="T1">var message = 'hello';</text:span></text:p>
      <text:p text:style-name="P1">}</text:p>
      <text:p text:style-name="P1">alert(message);</text:p>
      <text:p text:style-name="P4">//output hello</text:p>
      <text:p text:style-name="P4"><text:span text:style-name="T8">Because we have replaced the “let” with the “var”</text:span></text:p>
      <text:p text:style-name="P4"><text:span text:style-name="T8"/></text:p>
      <text:p text:style-name="P1">===========================================================</text:p>
      <text:p text:style-name="P11">{</text:p>
      <text:p text:style-name="P12"><text:s text:c="4"/><text:span text:style-name="T1">let message = 'hello';</text:span></text:p>
      <text:p text:style-name="P12"><text:s text:c="4"/><text:span text:style-name="T1">message = 'hi';</text:span></text:p>
      <text:p text:style-name="P1">}</text:p>
      <text:p text:style-name="P1">alert(message);</text:p>
      <text:p text:style-name="P1">===========================================================</text:p>
      <text:p text:style-name="P1">let message = 'hello';</text:p>
      <text:p text:style-name="P11">{</text:p>
      <text:p text:style-name="P12"><text:s text:c="4"/><text:span text:style-name="T1">message = 'hi';</text:span></text:p>
      <text:p text:style-name="P1">}</text:p>
      <text:p text:style-name="P1">alert(message);</text:p>
      <text:p text:style-name="P1">// <text:span text:style-name="T9">hi</text:span></text:p>
      <text:p text:style-name="P5">overwritten on message variable twice </text:p>
      <text:p text:style-name="P5">the first value is replaced with last one</text:p>
      <text:p text:style-name="P1"><text:soft-page-break/>===========================================================</text:p>
      <text:p text:style-name="P1">foo();</text:p>
      <text:p text:style-name="P11">function foo() {</text:p>
      <text:p text:style-name="P12"><text:s text:c="4"/><text:span text:style-name="T1">{</text:span></text:p>
      <text:p text:style-name="P12"><text:s text:c="8"/><text:span text:style-name="T1">const message = 'hello';</text:span></text:p>
      <text:p text:style-name="P12"><text:s text:c="4"/><text:span text:style-name="T1">}</text:span></text:p>
      <text:p text:style-name="P12"><text:s text:c="4"/></text:p>
      <text:p text:style-name="P12"><text:s text:c="4"/><text:span text:style-name="T1">alert(message);</text:span></text:p>
      <text:p text:style-name="P1">}</text:p>
      <text:p text:style-name="P5">//undefined <text:s/></text:p>
      <text:p text:style-name="P10"><text:span text:style-name="T6">the "</text:span><text:span text:style-name="T7">const” is unchangeable </text:span></text:p>
      <text:p text:style-name="P1">===========================================================</text:p>
      <text:p text:style-name="P1">foo();</text:p>
      <text:p text:style-name="P11">function foo() {</text:p>
      <text:p text:style-name="P12"><text:s text:c="4"/><text:span text:style-name="T1">{</text:span></text:p>
      <text:p text:style-name="P12"><text:s text:c="8"/><text:span text:style-name="T1">var message = 'hello';</text:span></text:p>
      <text:p text:style-name="P12"><text:s text:c="4"/><text:span text:style-name="T1">}</text:span></text:p>
      <text:p text:style-name="P12"><text:s text:c="4"/></text:p>
      <text:p text:style-name="P12"><text:s text:c="4"/><text:span text:style-name="T1">alert(message);</text:span></text:p>
      <text:p text:style-name="P1">}</text:p>
      <text:p text:style-name="P6">//output :hello</text:p>
      <text:p text:style-name="P6">because using var instead const </text:p>
      <text:p text:style-name="P9">It will do what is in the function</text:p>
      <text:p text:style-name="P6"/>
      <text:p text:style-name="P6"/>
      <text:p text:style-name="P1">===========================================================</text:p>
      <text:p text:style-name="P1">foo();</text:p>
      <text:p text:style-name="P11">function foo() {</text:p>
      <text:p text:style-name="P12"><text:s text:c="4"/><text:span text:style-name="T1">{</text:span></text:p>
      <text:p text:style-name="P12"><text:s text:c="8"/><text:span text:style-name="T1">var message = 'hello';</text:span></text:p>
      <text:p text:style-name="P12"><text:s text:c="4"/><text:span text:style-name="T1">}</text:span></text:p>
      <text:p text:style-name="P1">}</text:p>
      <text:p text:style-name="P11">alert(message);</text:p>
      <text:p text:style-name="P13"><text:s text:c="2"/>//<text:span text:style-name="T10">undefined</text:span></text:p>
      <text:p text:style-name="P13"><text:span text:style-name="T10">no need for extra <text:s/>curly brack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01:24:10.381443170</meta:creation-date>
    <dc:date>2021-05-02T02:22:54.607889864</dc:date>
    <meta:editing-duration>PT58M4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93" meta:word-count="260" meta:character-count="2144" meta:non-whitespace-character-count="1856"/>
  </office:meta>
</office:document-meta>
</file>